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046c13"/>
    </style:style>
    <style:style style:name="P23" style:family="paragraph" style:parent-style-name="Standard">
      <style:text-properties officeooo:rsid="0014df67" officeooo:paragraph-rsid="0106122c"/>
    </style:style>
    <style:style style:name="P24" style:family="paragraph" style:parent-style-name="Standard">
      <style:text-properties officeooo:rsid="0014df67" officeooo:paragraph-rsid="0107f690"/>
    </style:style>
    <style:style style:name="P25" style:family="paragraph" style:parent-style-name="Standard">
      <style:text-properties officeooo:rsid="0014df67" officeooo:paragraph-rsid="010adfe6"/>
    </style:style>
    <style:style style:name="P26" style:family="paragraph" style:parent-style-name="Standard">
      <style:text-properties officeooo:rsid="0014df67" officeooo:paragraph-rsid="010bbaa3"/>
    </style:style>
    <style:style style:name="P27" style:family="paragraph" style:parent-style-name="Standard">
      <style:text-properties officeooo:rsid="0014df67" officeooo:paragraph-rsid="010ce1af"/>
    </style:style>
    <style:style style:name="P28" style:family="paragraph" style:parent-style-name="Standard">
      <style:text-properties officeooo:rsid="0014df67" officeooo:paragraph-rsid="010de143"/>
    </style:style>
    <style:style style:name="P29" style:family="paragraph" style:parent-style-name="Standard">
      <style:text-properties officeooo:rsid="0014df67" officeooo:paragraph-rsid="010e39a2"/>
    </style:style>
    <style:style style:name="P30" style:family="paragraph" style:parent-style-name="Standard">
      <style:text-properties officeooo:rsid="0014df67" officeooo:paragraph-rsid="010ed6db"/>
    </style:style>
    <style:style style:name="P31" style:family="paragraph" style:parent-style-name="Standard">
      <style:text-properties officeooo:rsid="0014df67" officeooo:paragraph-rsid="011f8724"/>
    </style:style>
    <style:style style:name="P32" style:family="paragraph" style:parent-style-name="Standard">
      <style:text-properties officeooo:rsid="0015f20f" officeooo:paragraph-rsid="0015f20f"/>
    </style:style>
    <style:style style:name="P33" style:family="paragraph" style:parent-style-name="Standard">
      <style:text-properties officeooo:rsid="00171ed5" officeooo:paragraph-rsid="00171ed5"/>
    </style:style>
    <style:style style:name="P34" style:family="paragraph" style:parent-style-name="Standard">
      <style:text-properties officeooo:rsid="00370187" officeooo:paragraph-rsid="004f2452"/>
    </style:style>
    <style:style style:name="P35" style:family="paragraph" style:parent-style-name="Standard">
      <style:text-properties officeooo:rsid="00370187" officeooo:paragraph-rsid="008e0469"/>
    </style:style>
    <style:style style:name="P36" style:family="paragraph" style:parent-style-name="Standard">
      <style:text-properties officeooo:rsid="00370187" officeooo:paragraph-rsid="00f1f632"/>
    </style:style>
    <style:style style:name="P37" style:family="paragraph" style:parent-style-name="Standard">
      <style:text-properties officeooo:rsid="00370187" officeooo:paragraph-rsid="00f2e4bf"/>
    </style:style>
    <style:style style:name="P38" style:family="paragraph" style:parent-style-name="Standard">
      <style:text-properties officeooo:rsid="00370187" officeooo:paragraph-rsid="00f4a90a"/>
    </style:style>
    <style:style style:name="P39" style:family="paragraph" style:parent-style-name="Standard">
      <style:text-properties officeooo:rsid="003c4903" officeooo:paragraph-rsid="008e0469"/>
    </style:style>
    <style:style style:name="P40" style:family="paragraph" style:parent-style-name="Standard">
      <style:text-properties officeooo:rsid="0039c4e4" officeooo:paragraph-rsid="008e0469"/>
    </style:style>
    <style:style style:name="P41" style:family="paragraph" style:parent-style-name="Standard">
      <style:text-properties officeooo:rsid="0039e5fd" officeooo:paragraph-rsid="008e0469"/>
    </style:style>
    <style:style style:name="P42" style:family="paragraph" style:parent-style-name="Standard">
      <style:text-properties officeooo:rsid="003dbb40" officeooo:paragraph-rsid="008e0469"/>
    </style:style>
    <style:style style:name="P43" style:family="paragraph" style:parent-style-name="Standard">
      <style:text-properties officeooo:rsid="003bcf66" officeooo:paragraph-rsid="008e0469"/>
    </style:style>
    <style:style style:name="P44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5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6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7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48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49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0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1" style:family="paragraph" style:parent-style-name="Standard">
      <style:text-properties officeooo:rsid="004cbd3e" officeooo:paragraph-rsid="008e0469"/>
    </style:style>
    <style:style style:name="P52" style:family="paragraph" style:parent-style-name="Standard">
      <style:text-properties officeooo:rsid="004d72b6" officeooo:paragraph-rsid="008e0469"/>
    </style:style>
    <style:style style:name="P53" style:family="paragraph" style:parent-style-name="Standard">
      <style:text-properties officeooo:rsid="004d72b6" officeooo:paragraph-rsid="0055b2e9"/>
    </style:style>
    <style:style style:name="P54" style:family="paragraph" style:parent-style-name="Standard">
      <style:text-properties officeooo:rsid="004d72b6" officeooo:paragraph-rsid="0111f8db"/>
    </style:style>
    <style:style style:name="P55" style:family="paragraph" style:parent-style-name="Standard">
      <style:text-properties officeooo:rsid="00700909" officeooo:paragraph-rsid="00700909"/>
    </style:style>
    <style:style style:name="P56" style:family="paragraph" style:parent-style-name="Standard">
      <style:text-properties officeooo:rsid="007bb4ca" officeooo:paragraph-rsid="007e760a"/>
    </style:style>
    <style:style style:name="P57" style:family="paragraph" style:parent-style-name="Standard">
      <style:text-properties officeooo:rsid="007bb4ca" officeooo:paragraph-rsid="00e2cf70"/>
    </style:style>
    <style:style style:name="P58" style:family="paragraph" style:parent-style-name="Standard">
      <style:text-properties officeooo:rsid="007bb4ca" officeooo:paragraph-rsid="00e303a5"/>
    </style:style>
    <style:style style:name="P59" style:family="paragraph" style:parent-style-name="Standard">
      <style:text-properties officeooo:rsid="007bb4ca" officeooo:paragraph-rsid="00e4ee7b"/>
    </style:style>
    <style:style style:name="P60" style:family="paragraph" style:parent-style-name="Standard">
      <style:text-properties officeooo:rsid="007bb4ca" officeooo:paragraph-rsid="00e59d97"/>
    </style:style>
    <style:style style:name="P61" style:family="paragraph" style:parent-style-name="Standard">
      <style:text-properties officeooo:rsid="007bb4ca" officeooo:paragraph-rsid="00e661c0"/>
    </style:style>
    <style:style style:name="P62" style:family="paragraph" style:parent-style-name="Standard">
      <style:text-properties officeooo:rsid="007bb4ca" officeooo:paragraph-rsid="00e69c5e"/>
    </style:style>
    <style:style style:name="P63" style:family="paragraph" style:parent-style-name="Standard">
      <style:text-properties officeooo:rsid="007bb4ca" officeooo:paragraph-rsid="00e7c06d"/>
    </style:style>
    <style:style style:name="P64" style:family="paragraph" style:parent-style-name="Standard">
      <style:text-properties officeooo:rsid="004f2452" officeooo:paragraph-rsid="008e0469"/>
    </style:style>
    <style:style style:name="P65" style:family="paragraph" style:parent-style-name="Standard">
      <style:text-properties officeooo:rsid="00902d05" officeooo:paragraph-rsid="00902d05"/>
    </style:style>
    <style:style style:name="P66" style:family="paragraph" style:parent-style-name="Standard">
      <style:text-properties officeooo:rsid="00902d05" officeooo:paragraph-rsid="0095615b"/>
    </style:style>
    <style:style style:name="P67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68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69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0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4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5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6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77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78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79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0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1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2" style:family="paragraph" style:parent-style-name="Standard">
      <style:text-properties officeooo:rsid="00a211bb" officeooo:paragraph-rsid="00a211bb"/>
    </style:style>
    <style:style style:name="P83" style:family="paragraph" style:parent-style-name="Standard">
      <style:text-properties officeooo:rsid="001d79b2" officeooo:paragraph-rsid="0027059c"/>
    </style:style>
    <style:style style:name="P84" style:family="paragraph" style:parent-style-name="Standard">
      <style:text-properties officeooo:rsid="00bc2b3e" officeooo:paragraph-rsid="00bc2b3e"/>
    </style:style>
    <style:style style:name="P85" style:family="paragraph" style:parent-style-name="Standard">
      <style:text-properties officeooo:rsid="0115c336" officeooo:paragraph-rsid="0115c336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711c03"/>
    </style:style>
    <style:style style:name="T21" style:family="text">
      <style:text-properties officeooo:rsid="0072f224"/>
    </style:style>
    <style:style style:name="T22" style:family="text">
      <style:text-properties officeooo:rsid="00746995"/>
    </style:style>
    <style:style style:name="T23" style:family="text">
      <style:text-properties officeooo:rsid="0075c08a"/>
    </style:style>
    <style:style style:name="T24" style:family="text">
      <style:text-properties officeooo:rsid="00765c99"/>
    </style:style>
    <style:style style:name="T25" style:family="text">
      <style:text-properties officeooo:rsid="00786d84"/>
    </style:style>
    <style:style style:name="T26" style:family="text">
      <style:text-properties officeooo:rsid="007946a0"/>
    </style:style>
    <style:style style:name="T27" style:family="text">
      <style:text-properties officeooo:rsid="007ab17a"/>
    </style:style>
    <style:style style:name="T28" style:family="text">
      <style:text-properties officeooo:rsid="007bb4ca"/>
    </style:style>
    <style:style style:name="T29" style:family="text">
      <style:text-properties officeooo:rsid="0085f357"/>
    </style:style>
    <style:style style:name="T30" style:family="text">
      <style:text-properties officeooo:rsid="00878e5d"/>
    </style:style>
    <style:style style:name="T31" style:family="text">
      <style:text-properties officeooo:rsid="00897db2"/>
    </style:style>
    <style:style style:name="T32" style:family="text">
      <style:text-properties officeooo:rsid="008b62e7"/>
    </style:style>
    <style:style style:name="T33" style:family="text">
      <style:text-properties officeooo:rsid="008c35a2"/>
    </style:style>
    <style:style style:name="T34" style:family="text">
      <style:text-properties officeooo:rsid="00902d05"/>
    </style:style>
    <style:style style:name="T35" style:family="text">
      <style:text-properties officeooo:rsid="009117e7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c06241" style:font-style-asian="italic" style:font-style-complex="italic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41" style:family="text">
      <style:text-properties officeooo:rsid="009a641d"/>
    </style:style>
    <style:style style:name="T42" style:family="text">
      <style:text-properties officeooo:rsid="009bd49a"/>
    </style:style>
    <style:style style:name="T43" style:family="text">
      <style:text-properties officeooo:rsid="009c7c52"/>
    </style:style>
    <style:style style:name="T44" style:family="text">
      <style:text-properties officeooo:rsid="009dd792"/>
    </style:style>
    <style:style style:name="T45" style:family="text">
      <style:text-properties officeooo:rsid="00a830db"/>
    </style:style>
    <style:style style:name="T46" style:family="text">
      <style:text-properties officeooo:rsid="00aa4eaa"/>
    </style:style>
    <style:style style:name="T47" style:family="text">
      <style:text-properties officeooo:rsid="00ad9387"/>
    </style:style>
    <style:style style:name="T48" style:family="text">
      <style:text-properties officeooo:rsid="00af9e2d"/>
    </style:style>
    <style:style style:name="T49" style:family="text">
      <style:text-properties officeooo:rsid="00b30d14"/>
    </style:style>
    <style:style style:name="T50" style:family="text">
      <style:text-properties officeooo:rsid="00b33ba2"/>
    </style:style>
    <style:style style:name="T51" style:family="text">
      <style:text-properties officeooo:rsid="00b362a8"/>
    </style:style>
    <style:style style:name="T52" style:family="text">
      <style:text-properties officeooo:rsid="00b3dfd6"/>
    </style:style>
    <style:style style:name="T53" style:family="text">
      <style:text-properties officeooo:rsid="00b6c9a0"/>
    </style:style>
    <style:style style:name="T54" style:family="text">
      <style:text-properties officeooo:rsid="00c06241"/>
    </style:style>
    <style:style style:name="T55" style:family="text">
      <style:text-properties officeooo:rsid="00c9ca17"/>
    </style:style>
    <style:style style:name="T56" style:family="text">
      <style:text-properties officeooo:rsid="0111f8db"/>
    </style:style>
    <style:style style:name="T57" style:family="text">
      <style:text-properties fo:font-style="normal" officeooo:rsid="00c06241" style:font-style-asian="normal" style:font-style-complex="normal"/>
    </style:style>
    <style:style style:name="T58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59" style:family="text">
      <style:text-properties officeooo:rsid="011f87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32">Give paths to all subroutines <text:span text:style-name="T1">called </text:span>in each project intro</text:p>
      <text:p text:style-name="P32"/>
      <text:p text:style-name="P33">Pin change interrupts:<text:tab/><text:tab/>Use pci not PCI</text:p>
      <text:p text:style-name="P33">Timers<text:tab/><text:tab/><text:tab/><text:tab/>Use Timerx not timer x</text:p>
      <text:p text:style-name="P83"><text:tab/><text:tab/><text:tab/>implement dedicated array cal_string[12]</text:p>
      <text:p text:style-name="P83"/>
      <text:p text:style-name="P84"><text:span text:style-name="T55">First t</text:span>ested on CA display</text:p>
      <text:p text:style-name="P33"/>
      <text:p text:style-name="P45">1_first_project</text:p>
      <text:p text:style-name="P6">Example_1<text:tab/><text:tab/><text:span text:style-name="T54">CA_OK<text:tab/>CC_OK<text:tab/>CA_ARD_OK<text:tab/>CC_ARD_OK<text:tab/></text:span></text:p>
      <text:p text:style-name="P7">Example_<text:span text:style-name="T28">2<text:tab/><text:tab/>CA_OK<text:tab/>CC_OK<text:tab/>CA_ARD_OK<text:tab/>CC_ARD_OK<text:tab/></text:span></text:p>
      <text:p text:style-name="P8">Example_<text:span text:style-name="T28">3<text:tab/><text:tab/>CA_OK<text:tab/>CC_OK<text:tab/>CA_ARD_OK<text:tab/>CC_ARD_OK<text:tab/></text:span></text:p>
      <text:p text:style-name="P8">Example_<text:span text:style-name="T28">4<text:tab/><text:tab/>CA_OK<text:tab/>CC_OK<text:tab/>CA_ARD_OK<text:tab/>CC_ARD_OK<text:tab/></text:span></text:p>
      <text:p text:style-name="P9">Example_<text:span text:style-name="T28">5<text:tab/><text:tab/>CA_OK<text:tab/>CC_OK<text:tab/>CA_ARD_OK<text:tab/>CC_ARD_OK</text:span></text:p>
      <text:p text:style-name="P9">Example_<text:span text:style-name="T28">6<text:tab/><text:tab/>CA_OK<text:tab/>CC_OK<text:tab/>CA_ARD_OK<text:tab/>CC_ARD_OK</text:span></text:p>
      <text:p text:style-name="P9">Example_<text:span text:style-name="T28">7<text:tab/><text:tab/>CA_OK<text:tab/>CC_OK<text:tab/>CA_ARD_OK<text:tab/>CC_ARD_OK</text:span></text:p>
      <text:p text:style-name="P9">Example_<text:span text:style-name="T28">8<text:tab/><text:tab/>CA_OK<text:tab/>CC_OK<text:tab/>CA_ARD_OK<text:tab/>CC_ARD_OK</text:span></text:p>
      <text:p text:style-name="P9">Example_<text:span text:style-name="T28">9<text:tab/><text:tab/>CA_OK<text:tab/>CC_OK<text:tab/>CA_ARD_OK<text:tab/>CC_ARD_OK</text:span></text:p>
      <text:p text:style-name="P9">Example_1<text:span text:style-name="T28">0<text:tab/><text:tab/>CA_OK<text:tab/>CC_OK<text:tab/>CA_ARD_OK<text:tab/>CC_ARD_OK</text:span></text:p>
      <text:p text:style-name="P5"/>
      <text:p text:style-name="P45">2_Receiver_Transmitter_Basic</text:p>
      <text:p text:style-name="P11">Example_1<text:tab/><text:tab/><text:span text:style-name="T54">CA_OK<text:tab/>CC_OK<text:tab/>CA_ARD_OK<text:tab/>CC_ARD_OK</text:span></text:p>
      <text:p text:style-name="P10">Example_<text:span text:style-name="T28">2<text:tab/><text:tab/>CA_OK<text:tab/>CC_OK<text:tab/>CA_ARD_OK<text:tab/>CC_ARD_OK</text:span></text:p>
      <text:p text:style-name="P11">Example_<text:span text:style-name="T28">3<text:tab/><text:tab/>CA_OK<text:tab/>CC_OK<text:tab/>CA_ARD_OK<text:tab/>CC_ARD_OK</text:span></text:p>
      <text:p text:style-name="P11">Example_<text:span text:style-name="T28">4<text:tab/><text:tab/>CA_OK<text:tab/>CC_OK<text:tab/>CA_ARD_OK<text:tab/>CC_ARD_OK</text:span></text:p>
      <text:p text:style-name="P12">Example_<text:span text:style-name="T28">5<text:tab/><text:tab/>CA_OK<text:tab/>CC_OK<text:tab/>CA_ARD_OK<text:tab/>CC_ARD_OK</text:span></text:p>
      <text:p text:style-name="P13">Example_<text:span text:style-name="T28">6<text:tab/><text:tab/>CA_OK<text:tab/>CC_OK<text:tab/>CA_ARD_OK<text:tab/>CC_ARD_OK</text:span></text:p>
      <text:p text:style-name="P14">Example_<text:span text:style-name="T28">7<text:tab/><text:tab/>CA_OK<text:tab/>CC_OK<text:tab/>CA_ARD_OK<text:tab/>CC_ARD_OK</text:span></text:p>
      <text:p text:style-name="P15">Example_<text:span text:style-name="T28">8<text:tab/><text:tab/>CA_OK<text:tab/>CC_OK<text:tab/>CA_ARD_OK<text:tab/>CC_ARD_OK</text:span></text:p>
      <text:p text:style-name="P16">Example_<text:span text:style-name="T28">9<text:tab/><text:tab/>CA_OK<text:tab/>CC_OK<text:tab/>CA_ARD_OK<text:tab/>CC_ARD_OK</text:span></text:p>
      <text:p text:style-name="P5"/>
      <text:p text:style-name="P45">3_Interrupts_and_switches<text:tab/><text:tab/><text:span text:style-name="T53">No locals</text:span></text:p>
      <text:p text:style-name="P57">3A_UART_timer_interrupts<text:tab/><text:span text:style-name="T29">OK<text:tab/>CC_OK<text:tab/>CA_ARD_OK<text:tab/>CC_ARD_OK</text:span></text:p>
      <text:p text:style-name="P58">3B_Pin_Change_Interrupt<text:tab/><text:span text:style-name="T30">OK<text:tab/>CC_OK<text:tab/>CA_ARD_OK<text:tab/>CC_ARD_OK</text:span></text:p>
      <text:p text:style-name="P59">3C_reaction_time_tester<text:tab/><text:span text:style-name="T30">OK<text:tab/>CC_OK<text:tab/>CA_ARD_OK<text:tab/>CC_ARD_OK</text:span></text:p>
      <text:p text:style-name="P60">3D_timer_PCI_interrupts<text:tab/><text:span text:style-name="T31">OK<text:tab/>CC_OK<text:tab/>CA_ARD_OK<text:tab/>CC_ARD_OK</text:span></text:p>
      <text:p text:style-name="P61">3E_Keypress_logger<text:tab/><text:tab/><text:span text:style-name="T32">OK<text:tab/>CC_OK<text:tab/>CA_ARD_OK<text:tab/>CC_ARD_OK</text:span></text:p>
      <text:p text:style-name="P62">3F_Prime_numbers<text:tab/><text:tab/><text:span text:style-name="T32">OK<text:tab/>CC_OK<text:tab/>CA_ARD_OK<text:tab/>CC_ARD_OK</text:span></text:p>
      <text:p text:style-name="P63">3G_Prime_numbers_plus<text:tab/><text:span text:style-name="T33">OK<text:tab/>CC_OK<text:tab/>CA_ARD_OK<text:tab/>CC_ARD_OK</text:span></text:p>
      <text:p text:style-name="P5"/>
      <text:p text:style-name="P5"/>
      <text:p text:style-name="P46">4_binary_and_bit_operations</text:p>
      <text:p text:style-name="P36">1_Bit_ops_1<text:tab/><text:tab/><text:tab/><text:span text:style-name="T49">OK <text:tab/>CC_OK<text:tab/>CA_ARD_OK<text:tab/>CC_ARD_OK</text:span></text:p>
      <text:p text:style-name="P37">2_Bit_ops_2<text:tab/><text:tab/><text:tab/><text:span text:style-name="T50">OK<text:tab/>CC_OK<text:tab/>CA_ARD_OK<text:tab/>CC_ARD_OK</text:span></text:p>
      <text:p text:style-name="P38">3_Division_subroutine<text:tab/><text:span text:style-name="T51">OK<text:tab/>CC_OK<text:tab/>CA_ARD_OK<text:tab/>CC_ARD_OK</text:span></text:p>
      <text:p text:style-name="P38">4_Char_to_binary<text:tab/><text:tab/><text:span text:style-name="T52">OK<text:tab/>CC_OK<text:tab/>CA_ARD_OK<text:tab/>CC_ARD_OK</text:span></text:p>
      <text:p text:style-name="P34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53"><text:tab/><text:span text:style-name="T18">I2C_FPN_to_display(); QUIRK INTRODUCED to COMMENTARY print out</text:span></text:p>
      <text:p text:style-name="P54"><text:tab/><text:span text:style-name="T56">See 5A_Integer_numbers: User_app_commentary_mode macro for fix</text:span></text:p>
      <text:p text:style-name="P53"/>
      <text:p text:style-name="P85">5 has been recompiled following quirk </text:p>
      <text:p text:style-name="P17">5A_Integer_numbers<text:tab/><text:tab/><text:span text:style-name="T38">CA_OK</text:span><text:span text:style-name="T54"><text:tab/></text:span><text:span text:style-name="T57">CC_OK</text:span><text:span text:style-name="T54"><text:tab/>CA_ARD_OK<text:tab/>CC_ARD_OK</text:span></text:p>
      <text:p text:style-name="P17">5B_Prime_factors<text:tab/><text:tab/><text:span text:style-name="T38">CA_OK<text:tab/></text:span><text:span text:style-name="T57">CC_OK</text:span><text:span text:style-name="T54"><text:tab/>CA_ARD_OK<text:tab/>CC_ARD_OK</text:span></text:p>
      <text:p text:style-name="P18">5C_Scientific_numbers<text:tab/><text:span text:style-name="T38">CA_OK<text:tab/></text:span><text:span text:style-name="T57">CC_OK</text:span><text:span text:style-name="T54"><text:tab/>CA_ARD_OK<text:tab/>CC_ARD_OK</text:span></text:p>
      <text:p text:style-name="P19">5D_Pie_estimator<text:tab/><text:tab/><text:span text:style-name="T38">CA_OK<text:tab/></text:span><text:span text:style-name="T57">CC_OK</text:span><text:span text:style-name="T54"><text:tab/>CA_ARD_OK<text:tab/>CC_ARD_OK</text:span></text:p>
      <text:p text:style-name="P20">5E_e_power_series<text:tab/><text:tab/><text:span text:style-name="T38">CA_OK<text:tab/>CC_OK</text:span><text:span text:style-name="T54"><text:tab/>CA_ARD_OK<text:tab/>CC_ARD_OK</text:span></text:p>
      <text:p text:style-name="P21">5F_Trig_functions<text:tab/><text:tab/><text:span text:style-name="T38">CA_OK<text:tab/></text:span><text:span text:style-name="T57">CC_OK</text:span><text:span text:style-name="T54"><text:tab/>CA_ARD_OK<text:tab/>CC_ARD_OK</text:span></text:p>
      <text:p text:style-name="P5"/>
      <text:p text:style-name="P31"><text:span text:style-name="T59">6 has been recompiled following quirk</text:span><text:tab/><text:tab/><text:tab/><text:tab/><text:tab/></text:p>
      <text:p text:style-name="P23">6A_Segment_driver<text:tab/><text:tab/><text:span text:style-name="T40">CA_OK</text:span><text:span text:style-name="T39"><text:tab/></text:span><text:span text:style-name="T58">CC_OK</text:span></text:p>
      <text:p text:style-name="P24">6B_Segment_driver<text:tab/><text:tab/><text:span text:style-name="T38">CA_OK</text:span><text:span text:style-name="T37"><text:tab/></text:span><text:span text:style-name="T57">CC_OK</text:span></text:p>
      <text:p text:style-name="P25">6C_Numerical_entry<text:tab/><text:tab/><text:span text:style-name="T38">CA_OK</text:span><text:span text:style-name="T37"><text:tab/></text:span><text:span text:style-name="T57">CC_OK</text:span></text:p>
      <text:p text:style-name="P26">6D_INT_to_display<text:tab/><text:tab/><text:span text:style-name="T38">CA_OK</text:span><text:span text:style-name="T37"><text:tab/></text:span><text:span text:style-name="T57">CC_OK</text:span></text:p>
      <text:p text:style-name="P27">6E_FPN_to_display<text:tab/><text:tab/><text:span text:style-name="T38">CA_OK</text:span><text:span text:style-name="T37"><text:tab/></text:span><text:span text:style-name="T57">CC_OK</text:span></text:p>
      <text:p text:style-name="P28">6F_FPN_from_IO<text:tab/><text:tab/><text:span text:style-name="T38">CA_OK</text:span><text:span text:style-name="T37"><text:tab/></text:span><text:span text:style-name="T38">CC_OK</text:span></text:p>
      <text:p text:style-name="P29">6G_INT_from_IO<text:tab/><text:tab/><text:span text:style-name="T38">CA_OK</text:span><text:span text:style-name="T37"><text:tab/></text:span><text:span text:style-name="T38">CC_OK</text:span></text:p>
      <text:p text:style-name="P30">6H_calculator<text:tab/><text:tab/><text:tab/><text:span text:style-name="T38">CA_OK</text:span><text:span text:style-name="T37"><text:tab/></text:span><text:span text:style-name="T38">CC_OK</text:span></text:p>
      <text:p text:style-name="P22">6L_FPN_to_display_legacy<text:tab/><text:span text:style-name="T40">CA_OK</text:span><text:span text:style-name="T54"><text:tab/><text:tab/><text:tab/>No locals</text:span></text:p>
      <text:p text:style-name="P22">6M_FPN_from_IO_legacy<text:tab/><text:span text:style-name="T38">CA_OK</text:span><text:span text:style-name="T54"><text:tab/><text:tab/><text:tab/>No locals</text:span></text:p>
      <text:p text:style-name="P1"/>
      <text:p text:style-name="P1"/>
      <text:p text:style-name="P55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20">OK</text:span></text:p>
      <text:p text:style-name="P1">7B_calculator_based_clock<text:tab/><text:tab/><text:tab/><text:tab/><text:span text:style-name="T21">OK</text:span></text:p>
      <text:p text:style-name="P1">7C_mini_OS_clock<text:tab/><text:tab/><text:tab/><text:tab/><text:tab/><text:span text:style-name="T22">OK</text:span></text:p>
      <text:p text:style-name="P1">7D_mini_OS_clock_with_adjustment<text:tab/><text:tab/><text:span text:style-name="T23">OK</text:span></text:p>
      <text:p text:style-name="P1">7E_Stand_a_lone_clock<text:tab/><text:tab/><text:tab/><text:tab/><text:span text:style-name="T48">OK</text:span></text:p>
      <text:p text:style-name="P1">7F_Stop_watch<text:tab/><text:tab/><text:tab/><text:tab/><text:tab/><text:span text:style-name="T45">OK</text:span></text:p>
      <text:p text:style-name="P1">7G_Combined_clock_SW<text:tab/><text:tab/><text:tab/><text:tab/><text:span text:style-name="T47">OK</text:span></text:p>
      <text:p text:style-name="P44"/>
      <text:p text:style-name="P44"/>
      <text:p text:style-name="P44">8_Fourier</text:p>
      <text:p text:style-name="P1">8A_reset_controller<text:tab/> <text:s/><text:tab/><text:tab/><text:span text:style-name="T25">OK</text:span><text:tab/><text:tab/><text:tab/><text:span text:style-name="T24">NL</text:span></text:p>
      <text:p text:style-name="P1"><text:soft-page-break/>8B_Pulse_train_generator<text:tab/><text:tab/><text:span text:style-name="T26">OK<text:tab/></text:span><text:tab/><text:tab/><text:span text:style-name="T24">NL</text:span></text:p>
      <text:p text:style-name="P1">8C_Sawtooth_generator<text:tab/><text:tab/><text:span text:style-name="T27">OK<text:tab/><text:tab/></text:span><text:tab/><text:span text:style-name="T24">NL</text:span></text:p>
      <text:p text:style-name="P35"><text:span text:style-name="T6">9_FPN_routines</text:span><text:tab/><text:span text:style-name="T10">Subroutines used</text:span></text:p>
      <text:p text:style-name="P51"/>
      <text:p text:style-name="P52">FPN_DIY_IO\<text:tab/><text:tab/><text:tab/><text:tab/><text:tab/></text:p>
      <text:p text:style-name="P40"><text:tab/>I2C_Tx_float_display_control;</text:p>
      <text:p text:style-name="P40"><text:tab/>Scientific_number_from_KBD<text:span text:style-name="T11">();</text:span></text:p>
      <text:p text:style-name="P40"><text:tab/><text:span text:style-name="T11">Fraction_to_Binary_Signed();</text:span></text:p>
      <text:p text:style-name="P40"><text:tab/><text:span text:style-name="T11">Scientifc_num_to_FPN();</text:span></text:p>
      <text:p text:style-name="P40"><text:tab/>I2C_Tx_float_num(<text:span text:style-name="T12">);</text:span></text:p>
      <text:p text:style-name="P40"><text:tab/>I2C_FPN_to_display<text:span text:style-name="T11">();</text:span></text:p>
      <text:p text:style-name="P40"><text:tab/>Assemble_FPN<text:span text:style-name="T11">();</text:span></text:p>
      <text:p text:style-name="P40"><text:tab/>unpack_FPN<text:span text:style-name="T11">();</text:span></text:p>
      <text:p text:style-name="P40"><text:tab/>FPN_to_String(<text:span text:style-name="T11">);</text:span></text:p>
      <text:p text:style-name="P40"/>
      <text:p text:style-name="P40"><text:span text:style-name="T11">All subroutines included under “FPN_DIY_IO” used and tested in <text:s/>“</text:span><text:span text:style-name="T15">9_FPN_routines”</text:span></text:p>
      <text:p text:style-name="P40"><text:tab/></text:p>
      <text:p text:style-name="P40"/>
      <text:p text:style-name="P52">KBD_to_display<text:span text:style-name="T13">\</text:span></text:p>
      <text:p text:style-name="P52"><text:tab/>Get_fpn_from_KBD<text:span text:style-name="T12">();</text:span></text:p>
      <text:p text:style-name="P52"><text:tab/>Get_Float_num_string_from_KBD(<text:span text:style-name="T12">);</text:span></text:p>
      <text:p text:style-name="P52"/>
      <text:p text:style-name="P40">Arduino_Rx_Tx_UNO_pcb<text:span text:style-name="T13">\</text:span></text:p>
      <text:p text:style-name="P40"><text:tab/>Sc_Num_to_PC_A(<text:span text:style-name="T11">);</text:span></text:p>
      <text:p text:style-name="P40"><text:tab/>FPN_to_Significand<text:span text:style-name="T12">();</text:span></text:p>
      <text:p text:style-name="P40"/>
      <text:p text:style-name="P40">FPN_arithmetic<text:span text:style-name="T13">\</text:span></text:p>
      <text:p text:style-name="P40"><text:tab/>FPN_add<text:span text:style-name="T11">();</text:span></text:p>
      <text:p text:style-name="P40"><text:tab/>FPN_div<text:span text:style-name="T11">();</text:span></text:p>
      <text:p text:style-name="P40"><text:tab/>FPN_mult<text:span text:style-name="T11">();</text:span></text:p>
      <text:p text:style-name="P40"/>
      <text:p text:style-name="P40">Basic_Rx_Tx_Arduino<text:span text:style-name="T14">\</text:span></text:p>
      <text:p text:style-name="P40"><text:tab/><text:span text:style-name="T11">Check_num_for_to_big_or_small();</text:span></text:p>
      <text:p text:style-name="P40"/>
      <text:p text:style-name="P40"><text:tab/>Print_RHS_of_binary_point<text:span text:style-name="T11">();<text:tab/>Local only</text:span></text:p>
      <text:p text:style-name="P40"><text:tab/>Print_long_as_binary<text:span text:style-name="T11">();<text:tab/><text:tab/>Local only</text:span></text:p>
      <text:p text:style-name="P40"/>
      <text:p text:style-name="P64">Projects tested</text:p>
      <text:p text:style-name="P40"><text:tab/><text:tab/><text:tab/><text:tab/><text:tab/>Globals<text:tab/>Locals</text:p>
      <text:p text:style-name="P40">9A FPN_acquisition<text:tab/><text:tab/><text:tab/>OK<text:span text:style-name="T3">√<text:tab/><text:tab/></text:span><text:span text:style-name="T4">OK (no change to hex file)</text:span><text:tab/></text:p>
      <text:p text:style-name="P41">9B_FPN_to_String<text:tab/><text:tab/><text:tab/>OK<text:span text:style-name="T3">√<text:tab/><text:tab/></text:span><text:span text:style-name="T4">OK (no change to hex file)</text:span></text:p>
      <text:p text:style-name="P43">9C_FPN_Add_Sub<text:tab/><text:tab/><text:tab/>OK<text:span text:style-name="T3">√<text:tab/><text:tab/></text:span><text:span text:style-name="T4">OK (no change to hex file)</text:span></text:p>
      <text:p text:style-name="P39">9D_<text:span text:style-name="T2">FPN_mult_div<text:tab/><text:tab/><text:tab/>OK</text:span><text:span text:style-name="T3">√<text:tab/><text:tab/></text:span><text:span text:style-name="T4">OK (no change to hex file)</text:span></text:p>
      <text:p text:style-name="P42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40"/>
      <text:p text:style-name="P82"><text:span text:style-name="T6">Issues with test projects</text:span> (run during pcb commissioning)</text:p>
      <text:p text:style-name="P1"/>
      <text:p text:style-name="P82">PRN generator failure due to damaged EEPROM<text:tab/></text:p>
      <text:p text:style-name="P82"><text:tab/>Fix changed EEPROM location</text:p>
      <text:p text:style-name="P82"/>
      <text:p text:style-name="P82">Failure to set up switched inputs properly</text:p>
      <text:p text:style-name="P82"><text:soft-page-break/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56"/>
      <text:p text:style-name="P1"/>
      <text:p text:style-name="P50">Mini OS EEPROM reservations<text:tab/><text:tab/></text:p>
      <text:p text:style-name="P65"/>
      <text:p text:style-name="P65">0x3FF<text:tab/>user cal if set</text:p>
      <text:p text:style-name="P65">0x3FE<text:tab/>user cal if set</text:p>
      <text:p text:style-name="P65">0x3FD<text:tab/>Default cal supplied by Atmel</text:p>
      <text:p text:style-name="P65"/>
      <text:p text:style-name="P65">0x3FC<text:tab/>Set to 1 if diagnostic mode required. <text:s/>Diagnostic mode is now discontinued</text:p>
      <text:p text:style-name="P65">0x3FB<text:tab/>Controls multiplexer (T0) on interval: <text:s/>0xFF for 2ms, 0xFE for 500uS and 0xFD for 125uS</text:p>
      <text:p text:style-name="P65">0x3FA<text:tab/>Not used</text:p>
      <text:p text:style-name="P67">0x3F9<text:tab/><text:tab/>Reset status byte: set to zero by Project_programmer_AVR when the mini-OS is programmed to flash. <text:tab/>It is read here to ensure that control always jumps to location zero except for a manual reset</text:p>
      <text:p text:style-name="P67"/>
      <text:p text:style-name="P65">0x3F8<text:tab/>prog_counter_H</text:p>
      <text:p text:style-name="P65">0x3F7<text:tab/>prog_counter_L</text:p>
      <text:p text:style-name="P65">0x3F6<text:tab/>cmd_counter_H</text:p>
      <text:p text:style-name="P65">0x3F5<text:tab/>cmd_counter_L</text:p>
      <text:p text:style-name="P65"/>
      <text:p text:style-name="P68">0x3F4<text:tab/><text:tab/>Reset status byte: set to zero by Project_programmer_AVR. <text:span text:style-name="T35">W</text:span>hen the mini-OS is programmed to flash. <text:tab/>It is read by I2C_V16_0_CC to ensure that the UNO bootloader is <text:span text:style-name="T35">a</text:span>utomatically triggered after pcb_A has been programmed</text:p>
      <text:p text:style-name="P68"/>
      <text:p text:style-name="P65"><text:span text:style-name="T36">0x3F3<text:tab/>8 bit PRN gen EEP subroutines:</text:span><text:tab/>Used to select random "Hello world" message</text:p>
      <text:p text:style-name="P65">0x3F1<text:tab/>Carry out auto cal post programming</text:p>
      <text:p text:style-name="P65"/>
      <text:p text:style-name="P65"/>
      <text:p text:style-name="P66"><text:span text:style-name="T6">UNO_bootloader_for_hex&amp;text</text:span><text:tab/> <text:span text:style-name="T6">EEPROM reservations</text:span></text:p>
      <text:p text:style-name="P67"/>
      <text:p text:style-name="P67"/>
      <text:p text:style-name="P67">1_Message_from_the_OS</text:p>
      <text:p text:style-name="P67">2_Random_gen_AVR</text:p>
      <text:p text:style-name="P67">3_Hex_verification</text:p>
      <text:p text:style-name="P67">4_Text_Verification</text:p>
      <text:p text:style-name="P67">5_Hex_text_bootloader</text:p>
      <text:p text:style-name="P67"/>
      <text:p text:style-name="P67">0x3FF<text:tab/>user cal if set<text:tab/>No longer used</text:p>
      <text:p text:style-name="P67">0x3FE<text:tab/>user cal if set No longer used</text:p>
      <text:p text:style-name="P67">0x3FD<text:tab/>Default cal supplied by Atmel No longer used</text:p>
      <text:p text:style-name="P67">0x3FC<text:tab/>Copy of MCUSR and also indicates WDTout hex/text verification routines </text:p>
      <text:p text:style-name="P67">0x3FB/A<text:tab/>prog_counter for use by verification routines</text:p>
      <text:p text:style-name="P67">0x3F9/8<text:tab/>cmd_counter for use by verification routines</text:p>
      <text:p text:style-name="P67">0x3F7<text:tab/>Reset Control (set to zero to indicate that user app is to be launched.)</text:p>
      <text:p text:style-name="P67">0x3F6 flash text string pointer</text:p>
      <text:p text:style-name="P67"/>
      <text:p text:style-name="P67">0x3F5 PRN generator random number HB</text:p>
      <text:p text:style-name="P69"><text:soft-page-break/>0x3F4 PRN generator random number LB</text:p>
      <text:p text:style-name="P67">0x3F3 PRN generator random number HB</text:p>
      <text:p text:style-name="P67">0x3F2 PRN generator random number LB</text:p>
      <text:p text:style-name="P67">0x3F1 PRN generator random number HB</text:p>
      <text:p text:style-name="P67">0x3F0 PRN generator random number LB</text:p>
      <text:p text:style-name="P67">0x3EF PRN EEPROM location offset 0, 1 or 2</text:p>
      <text:p text:style-name="P67">0x3EE Used by combined Clock_SW to signal Arduino WDTout with ISR</text:p>
      <text:p text:style-name="P67">0x3ED Used by user projects to control WDT reset source</text:p>
      <text:p text:style-name="P67">0x3EB<text:tab/>Last EEPROM location required by Hello World file</text:p>
      <text:p text:style-name="P70"/>
      <text:p text:style-name="P70"/>
      <text:p text:style-name="P47">EEPROM initialisation<text:tab/><text:tab/>Mini_OS (PCB_A)</text:p>
      <text:p text:style-name="P74"/>
      <text:p text:style-name="P74">0x3FD/E/F<text:tab/><text:tab/><text:span text:style-name="T42">Cal data:<text:tab/><text:tab/><text:tab/></text:span>Calibration routine</text:p>
      <text:p text:style-name="P74">0x3FC<text:tab/><text:tab/><text:tab/>No longer used</text:p>
      <text:p text:style-name="P74">0x3FB <text:tab/><text:tab/>Multiplexer <text:span text:style-name="T42">brightness <text:tab/>Mode Q</text:span></text:p>
      <text:p text:style-name="P76">0x3FA<text:tab/><text:tab/><text:tab/><text:span text:style-name="T41">No longer used</text:span></text:p>
      <text:p text:style-name="P76">0x3F9<text:tab/><text:tab/><text:tab/><text:span text:style-name="T34">Reset status byte:<text:tab/><text:tab/></text:span>Project Programmer UNO</text:p>
      <text:p text:style-name="P76">0x3F8-5<text:tab/><text:tab/>Command counter<text:span text:style-name="T43">s</text:span><text:tab/><text:tab/>Flash programmer</text:p>
      <text:p text:style-name="P76">0x3F4<text:tab/><text:tab/><text:tab/><text:span text:style-name="T34">Reset status byte:<text:tab/><text:tab/></text:span>Project Programmer UNO</text:p>
      <text:p text:style-name="P77">0x3F3<text:tab/><text:tab/><text:tab/>Hello world PRN</text:p>
      <text:p text:style-name="P77">0x3F2<text:tab/><text:tab/><text:tab/>Not used</text:p>
      <text:p text:style-name="P77">0x3F1<text:tab/><text:tab/><text:tab/>Auto call flag<text:tab/><text:tab/><text:tab/><text:span text:style-name="T42">Project Programmer UNO</text:span><text:tab/><text:tab/></text:p>
      <text:p text:style-name="P70"/>
      <text:p text:style-name="P48">EEPROM initialisation<text:tab/><text:tab/><text:span text:style-name="T34">UNO_bootloader_for_hex&amp;text</text:span><text:tab/></text:p>
      <text:p text:style-name="P48"/>
      <text:p text:style-name="P75">0x3FD/E/F<text:tab/><text:tab/><text:span text:style-name="T42">Cal data:<text:tab/><text:tab/><text:tab/></text:span>No longer used</text:p>
      <text:p text:style-name="P71">0x3FC<text:tab/><text:tab/><text:tab/>Copy of MCUSR<text:tab/><text:tab/><text:span text:style-name="T43">The boootloader</text:span></text:p>
      <text:p text:style-name="P77">0x3FB-8<text:tab/><text:tab/>Command counter<text:tab/><text:tab/>Bootloader</text:p>
      <text:p text:style-name="P78">0x3F7<text:tab/><text:tab/><text:tab/> <text:span text:style-name="T34">Reset Control<text:tab/><text:tab/><text:tab/></text:span>The boootloader</text:p>
      <text:p text:style-name="P79">0x3F6<text:tab/><text:tab/><text:tab/><text:span text:style-name="T34">flash text string pointer<text:tab/>User_app_commentary_mode</text:span></text:p>
      <text:p text:style-name="P80">0x3F5-0<text:tab/><text:tab/>PRN registers<text:tab/><text:tab/><text:tab/><text:span text:style-name="T46">Not initialised</text:span><text:tab/><text:span text:style-name="T46">0xFF or &gt; 0</text:span><text:tab/></text:p>
      <text:p text:style-name="P73">0x3EF <text:tab/><text:tab/><text:tab/>PRN EEPROM <text:span text:style-name="T44">offset<text:tab/><text:tab/>Zero by PCB_A programmer</text:span></text:p>
      <text:p text:style-name="P72">0x3EE Used by combined Clock_SW to signal Arduino WDTout with ISR</text:p>
      <text:p text:style-name="P72">0x3ED Used by user projects to control WDT reset source</text:p>
      <text:p text:style-name="P72">0x3EB<text:tab/>Last EEPROM location required by Hello World file</text:p>
      <text:p text:style-name="P72"/>
      <text:p text:style-name="P72"/>
      <text:p text:style-name="P49">Mini-OS modes no longer required</text:p>
      <text:p text:style-name="P81"/>
      <text:p text:style-name="P81">case 7: I2C_Tx_Compile_tables();break;</text:p>
      <text:p text:style-name="P81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1">case 9: I2C_Tx_Uarithmetic_OP();break;<text:tab/><text:tab/>//Takes numbers entered using mode B and does <text:tab/><text:tab/><text:tab/><text:tab/><text:tab/><text:tab/><text:tab/>some arithmetic</text:p>
      <text:p text:style-name="P81"/>
      <text:p text:style-name="P81">case 'A': I2C_Tx_accumulator_1();<text:tab/>break;<text:tab/><text:tab/>//Implements add, subtract and clear modes<text:tab/></text:p>
      <text:p text:style-name="P81">case 'B': I2C_Tx_accumulator_2();break;<text:tab/><text:tab/>//Acquires data for use by accumulator<text:tab/><text:tab/><text:tab/><text:tab/><text:tab/><text:tab/><text:tab/><text:tab/><text:tab/><text:tab/><text:tab/></text:p>
      <text:p text:style-name="P70"/>
      <text:p text:style-name="P70"/>
      <text:p text:style-name="P6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0T21:59:25.230000000</dc:date>
    <meta:editing-duration>P2DT15H58M53S</meta:editing-duration>
    <meta:editing-cycles>188</meta:editing-cycles>
    <meta:document-statistic meta:table-count="0" meta:image-count="0" meta:object-count="0" meta:page-count="6" meta:paragraph-count="195" meta:word-count="943" meta:character-count="7685" meta:non-whitespace-character-count="6661"/>
  </office:meta>
</office:document-meta>
</file>